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9c14" officeooo:paragraph-rsid="000b9c14"/>
    </style:style>
    <style:style style:name="P2" style:family="paragraph" style:parent-style-name="Standard">
      <style:text-properties officeooo:rsid="000a50b1" officeooo:paragraph-rsid="000a50b1"/>
    </style:style>
    <style:style style:name="P3" style:family="paragraph" style:parent-style-name="Standard">
      <style:text-properties fo:font-weight="normal" officeooo:rsid="00126060" officeooo:paragraph-rsid="00126060" style:font-weight-asian="normal" style:font-weight-complex="normal"/>
    </style:style>
    <style:style style:name="P4" style:family="paragraph" style:parent-style-name="Standard">
      <style:text-properties fo:font-weight="normal" officeooo:rsid="000a50b1" officeooo:paragraph-rsid="000a50b1" style:font-weight-asian="normal" style:font-weight-complex="normal"/>
    </style:style>
    <style:style style:name="P5" style:family="paragraph" style:parent-style-name="Standard">
      <style:text-properties fo:font-weight="normal" officeooo:rsid="000b9c14" officeooo:paragraph-rsid="000b9c14" style:font-weight-asian="normal" style:font-weight-complex="normal"/>
    </style:style>
    <style:style style:name="P6" style:family="paragraph" style:parent-style-name="Standard">
      <style:text-properties fo:font-weight="normal" officeooo:rsid="000c7ca9" officeooo:paragraph-rsid="000c7ca9" style:font-weight-asian="normal" style:font-weight-complex="normal"/>
    </style:style>
    <style:style style:name="P7" style:family="paragraph" style:parent-style-name="Standard">
      <style:text-properties fo:font-weight="normal" officeooo:rsid="000e44ae" officeooo:paragraph-rsid="000e44ae" style:font-weight-asian="normal" style:font-weight-complex="normal"/>
    </style:style>
    <style:style style:name="P8" style:family="paragraph" style:parent-style-name="Standard">
      <style:text-properties fo:font-weight="normal" officeooo:rsid="00111236" officeooo:paragraph-rsid="00111236" style:font-weight-asian="normal" style:font-weight-complex="normal"/>
    </style:style>
    <style:style style:name="P9" style:family="paragraph" style:parent-style-name="Standard">
      <style:text-properties officeooo:paragraph-rsid="00111236"/>
    </style:style>
    <style:style style:name="P10" style:family="paragraph" style:parent-style-name="Standard">
      <style:text-properties officeooo:rsid="00136575" officeooo:paragraph-rsid="00136575"/>
    </style:style>
    <style:style style:name="P11" style:family="paragraph" style:parent-style-name="Text_20_body">
      <style:text-properties officeooo:rsid="00136575" officeooo:paragraph-rsid="00136575"/>
    </style:style>
    <style:style style:name="P12" style:family="paragraph" style:parent-style-name="Text_20_body" style:list-style-name="L1">
      <style:text-properties officeooo:rsid="00136575"/>
    </style:style>
    <style:style style:name="P13" style:family="paragraph" style:parent-style-name="Text_20_body" style:list-style-name="L1">
      <style:text-properties officeooo:rsid="00136575" officeooo:paragraph-rsid="00136575"/>
    </style:style>
    <style:style style:name="P14" style:family="paragraph" style:parent-style-name="Standard">
      <style:text-properties fo:font-weight="normal" officeooo:rsid="000a50b1" officeooo:paragraph-rsid="000c7ca9" style:font-weight-asian="normal" style:font-weight-complex="normal"/>
    </style:style>
    <style:style style:name="P15" style:family="paragraph" style:parent-style-name="Standard">
      <style:text-properties fo:font-weight="normal" officeooo:rsid="000fb787" officeooo:paragraph-rsid="000a50b1" style:font-weight-asian="normal" style:font-weight-complex="normal"/>
    </style:style>
    <style:style style:name="T1" style:family="text">
      <style:text-properties officeooo:rsid="001260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6575"/>
    </style:style>
    <style:style style:name="T5" style:family="text">
      <style:text-properties officeooo:rsid="000c7ca9"/>
    </style:style>
    <style:style style:name="T6" style:family="text">
      <style:text-properties fo:font-weight="normal" officeooo:rsid="00126060" style:font-weight-asian="normal" style:font-weight-complex="normal"/>
    </style:style>
    <style:style style:name="T7" style:family="text">
      <style:text-properties fo:font-weight="normal" officeooo:rsid="00111236" style:font-weight-asian="normal" style:font-weight-complex="normal"/>
    </style:style>
    <style:style style:name="T8" style:family="text">
      <style:text-properties officeooo:rsid="001660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#</text:span>Monitoramento das posições dos ônibus em tempo real</text:p>
      <text:p text:style-name="P2"><text:span text:style-name="T1">#</text:span># introdução</text:p>
      <text:p text:style-name="P2">Neste projeto, desenvolvi um sistema de <text:span text:style-name="Strong_20_Emphasis">monitoramento em tempo real das posições de ônibus</text:span>, utilizando tecnologias modernas de <text:span text:style-name="Strong_20_Emphasis">streaming de dados</text:span>, <text:span text:style-name="Strong_20_Emphasis">banco de dados leve</text:span> e <text:span text:style-name="Strong_20_Emphasis">visualização interativa</text:span>. O foco principal foi garantir a <text:span text:style-name="Strong_20_Emphasis">coleta contínua, processamento e análise em tempo real</text:span>, demonstrando domínio prático do <text:span text:style-name="Strong_20_Emphasis">Apache Kafka</text:span> e do <text:span text:style-name="Strong_20_Emphasis">ecossistema de processamento de streams</text:span>.</text:p>
      <text:p text:style-name="P2"/>
      <text:p text:style-name="P2"><text:span text:style-name="T1">#</text:span># <text:span text:style-name="T2">Tecnologias </text:span><text:span text:style-name="T3">útilizadas</text:span></text:p>
      <text:p text:style-name="P3">Python</text:p>
      <text:p text:style-name="P3">Apache kafka</text:p>
      <text:p text:style-name="P3">KSQL</text:p>
      <text:p text:style-name="P3">SQLITE</text:p>
      <text:p text:style-name="P3">STREAMLIT</text:p>
      <text:p text:style-name="P4"/>
      <text:p text:style-name="P5"><text:span text:style-name="T1">#</text:span># Requisitos</text:p>
      <text:p text:style-name="P5">##<text:span text:style-name="T1">#</text:span> Requisitos Funcionais</text:p>
      <text:p text:style-name="P6">RF1 – Coletar posições dos ônibus em tempo real</text:p>
      <text:p text:style-name="P6">RF2 – Calcular velocidade média de cada ônibus </text:p>
      <text:p text:style-name="P6"/>
      <text:p text:style-name="P6">RF<text:span text:style-name="T4">3</text:span>– Calcular total de ônibus em operação</text:p>
      <text:p text:style-name="P6">RF<text:span text:style-name="T4">4</text:span> – Filtrar dados por linha via parâmetro externo</text:p>
      <text:p text:style-name="P6">RF<text:span text:style-name="T4">5</text:span> – Visualisar dados em dashboard</text:p>
      <text:p text:style-name="P6"/>
      <text:p text:style-name="P5"><text:span text:style-name="T1">#</text:span>## Requisitos não funicionais,</text:p>
      <text:p text:style-name="P5">RNF1 – <text:span text:style-name="T5">Atualizações devem ser processadas em, no máximo </text:span><text:span text:style-name="T4">3</text:span><text:span text:style-name="T5"> </text:span><text:span text:style-name="T4">minutos</text:span></text:p>
      <text:p text:style-name="P6">RNF2 – O sistema deve rodar em docker compose (Alta dismponibilidade)</text:p>
      <text:p text:style-name="P6">RNF3- O Kafa deve suportar o aumento de volume de veículos, frequência de coleta e número de consumdores</text:p>
      <text:p text:style-name="P7">RNF4 – Os dados transmitidos devem manter precisão, consistência e estrutura válida do inínio ao fim do processamento</text:p>
      <text:p text:style-name="P6"/>
      <text:p text:style-name="P4"/>
      <text:p text:style-name="P4">#<text:span text:style-name="T1">#</text:span> Arquitetura da solução</text:p>
      <text:p text:style-name="P7"><text:span text:style-name="T1">#</text:span>## Cálculo de volumetria</text:p>
      <text:p text:style-name="P8"><text:span text:style-name="T1">#</text:span>## Diagrama de classe</text:p>
      <text:p text:style-name="P9"><text:span text:style-name="T6">#</text:span><text:span text:style-name="T7">## </text:span>Diagrama de Arquitetura de Streaming com Kafka (DFD + EDA)</text:p>
      <text:p text:style-name="P10">### KSQL</text:p>
      <text:p text:style-name="P11">O Kafka foi integrado com o <text:span text:style-name="Strong_20_Emphasis">KSQL</text:span> para processamento em tempo real, permitindo consultas contínuas sobre os tópicos e cálculos de métricas agregadas, como:</text:p>
      <text:list text:style-name="L1">
        <text:list-item>
          <text:p text:style-name="P12">Velocidade média por ônibu<text:span text:style-name="T8">s: O cálculo da velocidade foi feita usando a fórmula de haversine, onde ela usa a latitude e longitude inicial em um tempo, e a latitutde e longitude final em um determinado tempo.</text:span></text:p>
        </text:list-item>
        <text:list-item>
          <text:p text:style-name="P13">Monitoramento da posição em tempo real</text:p>
        </text:list-item>
      </text:list>
      <text:p text:style-name="P10"/>
      <text:p text:style-name="P4"/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2-07T21:41:15.312175003</dc:date>
    <meta:editing-duration>PT10H59M39S</meta:editing-duration>
    <meta:editing-cycles>6</meta:editing-cycles>
    <meta:document-statistic meta:table-count="0" meta:image-count="0" meta:object-count="0" meta:page-count="1" meta:paragraph-count="29" meta:word-count="266" meta:character-count="1687" meta:non-whitespace-character-count="1444"/>
  </office:meta>
</office:document-meta>
</file>